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85" table:style-name="ce1">
            <text:p>1.05185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8856" table:style-name="ce1">
            <text:p>1.08856</text:p>
          </table:table-cell>
          <table:table-cell office:value-type="float" office:value="0.43330000000000002" table:style-name="ce1">
            <text:p>0.4333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941799999999999" table:style-name="ce1">
            <text:p>1.09418</text:p>
          </table:table-cell>
          <table:table-cell office:value-type="float" office:value="6.3500000000000001E-2" table:style-name="ce1">
            <text:p>0.063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34699999999999" table:style-name="ce1">
            <text:p>1.06347</text:p>
          </table:table-cell>
          <table:table-cell office:value-type="float" office:value="-1.7595000000000001" table:style-name="ce1">
            <text:p>-1.7595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48299999999999" table:style-name="ce1">
            <text:p>1.06483</text:p>
          </table:table-cell>
          <table:table-cell office:value-type="float" office:value="-1.7576000000000001" table:style-name="ce1">
            <text:p>-1.7576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42400000000001" table:style-name="ce1">
            <text:p>1.06424</text:p>
          </table:table-cell>
          <table:table-cell office:value-type="float" office:value="-1.7901" table:style-name="ce1">
            <text:p>-1.790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82199999999999" table:style-name="ce1">
            <text:p>1.06822</text:p>
          </table:table-cell>
          <table:table-cell office:value-type="float" office:value="-1.7966" table:style-name="ce1">
            <text:p>-1.7966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365" table:style-name="ce1">
            <text:p>1.06365</text:p>
          </table:table-cell>
          <table:table-cell office:value-type="float" office:value="-1.4249000000000001" table:style-name="ce1">
            <text:p>-1.4249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413" table:style-name="ce1">
            <text:p>1.06413</text:p>
          </table:table-cell>
          <table:table-cell office:value-type="float" office:value="-1.6129" table:style-name="ce1">
            <text:p>-1.6129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" table:style-name="ce1">
            <text:p>1.07</text:p>
          </table:table-cell>
          <table:table-cell office:value-type="float" office:value="-1.5764" table:style-name="ce1">
            <text:p>-1.5764</text:p>
          </table:table-cell>
          <table:table-cell table:number-columns-repeated="16376"/>
        </table:table-row>
        <table:table-row table:number-rows-repeated="1048565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.4049993923483672" table:style-name="ce1">
            <text:p>8.404999392</text:p>
          </table:table-cell>
          <table:table-cell office:value-type="float" office:value="-43.075515947860495" table:style-name="ce1">
            <text:p>-43.07551595</text:p>
          </table:table-cell>
          <table:table-cell office:value-type="float" office:value="0" table:style-name="ce1">
            <text:p>0</text:p>
          </table:table-cell>
          <table:table-cell office:value-type="float" office:value="7.1040000000000006E-2" table:style-name="ce1">
            <text:p>0.07104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3.621573810158818" table:style-name="ce1">
            <text:p>23.62157381</text:p>
          </table:table-cell>
          <table:table-cell office:value-type="float" office:value="-80.082867670744406" table:style-name="ce1">
            <text:p>-80.08286767</text:p>
          </table:table-cell>
          <table:table-cell office:value-type="float" office:value="0" table:style-name="ce1">
            <text:p>0</text:p>
          </table:table-cell>
          <table:table-cell office:value-type="float" office:value="2.2200000000000002E-3" table:style-name="ce1">
            <text:p>0.002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2.417470414684981" table:style-name="ce1">
            <text:p>22.41747041</text:p>
          </table:table-cell>
          <table:table-cell office:value-type="float" office:value="-78.187877233653936" table:style-name="ce1">
            <text:p>-78.18787723</text:p>
          </table:table-cell>
          <table:table-cell office:value-type="float" office:value="0" table:style-name="ce1">
            <text:p>0</text:p>
          </table:table-cell>
          <table:table-cell office:value-type="float" office:value="2.2399999999999998E-3" table:style-name="ce1">
            <text:p>0.002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7.92E-3" table:style-name="ce1">
            <text:p>0.0079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.5728028245089583" table:style-name="ce1">
            <text:p>3.572802825</text:p>
          </table:table-cell>
          <table:table-cell office:value-type="float" office:value="-12.504792972304623" table:style-name="ce1">
            <text:p>-12.50479297</text:p>
          </table:table-cell>
          <table:table-cell office:value-type="float" office:value="0" table:style-name="ce1">
            <text:p>0</text:p>
          </table:table-cell>
          <table:table-cell office:value-type="float" office:value="1.4019999999999999E-2" table:style-name="ce1">
            <text:p>0.0140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.8001400069775171" table:style-name="ce1">
            <text:p>2.800140007</text:p>
          </table:table-cell>
          <table:table-cell office:value-type="float" office:value="-14.000740807193026" table:style-name="ce1">
            <text:p>-14.00074081</text:p>
          </table:table-cell>
          <table:table-cell office:value-type="float" office:value="0" table:style-name="ce1">
            <text:p>0</text:p>
          </table:table-cell>
          <table:table-cell office:value-type="float" office:value="2.426E-2" table:style-name="ce1">
            <text:p>0.0242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.0410833551895049" table:style-name="ce1">
            <text:p>9.041083355</text:p>
          </table:table-cell>
          <table:table-cell office:value-type="float" office:value="-30.890396619070074" table:style-name="ce1">
            <text:p>-30.89039662</text:p>
          </table:table-cell>
          <table:table-cell office:value-type="float" office:value="0" table:style-name="ce1">
            <text:p>0</text:p>
          </table:table-cell>
          <table:table-cell office:value-type="float" office:value="5.7800000000000004E-3" table:style-name="ce1">
            <text:p>0.0057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.3076521558604384" table:style-name="ce1">
            <text:p>9.307652156</text:p>
          </table:table-cell>
          <table:table-cell office:value-type="float" office:value="-46.53837340193158" table:style-name="ce1">
            <text:p>-46.5383734</text:p>
          </table:table-cell>
          <table:table-cell office:value-type="float" office:value="0" table:style-name="ce1">
            <text:p>0</text:p>
          </table:table-cell>
          <table:table-cell office:value-type="float" office:value="3.0200000000000001E-3" table:style-name="ce1">
            <text:p>0.00302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62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7999999999999998E-4" table:style-name="ce1">
            <text:p>0.0001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5185" table:style-name="ce1">
            <text:p>1.05185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54120000000000001" table:style-name="ce1">
            <text:p>0.5412</text:p>
          </table:table-cell>
          <table:table-cell office:value-type="float" office:value="7.0739999999999997E-2" table:style-name="ce1">
            <text:p>0.07074</text:p>
          </table:table-cell>
          <table:table-cell office:value-type="float" office:value="0.79" table:style-name="ce1">
            <text:p>0.79</text:p>
          </table:table-cell>
          <table:table-cell office:value-type="float" office:value="-0.27" table:style-name="ce1">
            <text:p>-0.27</text:p>
          </table:table-cell>
          <table:table-cell office:value-type="float" office:value="1.07" table:style-name="ce1">
            <text:p>1.07</text:p>
          </table:table-cell>
          <table:table-cell office:value-type="float" office:value="0.72" table:style-name="ce1">
            <text:p>0.7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1881999999999999" table:style-name="ce1">
            <text:p>0.31882</text:p>
          </table:table-cell>
          <table:table-cell office:value-type="float" office:value="4.1680000000000002E-2" table:style-name="ce1">
            <text:p>0.04168</text:p>
          </table:table-cell>
          <table:table-cell office:value-type="float" office:value="0.5" table:style-name="ce1">
            <text:p>0.5</text:p>
          </table:table-cell>
          <table:table-cell office:value-type="float" office:value="-0.1" table:style-name="ce1">
            <text:p>-0.1</text:p>
          </table:table-cell>
          <table:table-cell office:value-type="float" office:value="1.07" table:style-name="ce1">
            <text:p>1.07</text:p>
          </table:table-cell>
          <table:table-cell office:value-type="float" office:value="0.78" table:style-name="ce1">
            <text:p>0.78</text:p>
          </table:table-cell>
          <table:table-cell office:value-type="float" office:value="0.16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1874999999999999" table:style-name="ce1">
            <text:p>0.11875</text:p>
          </table:table-cell>
          <table:table-cell office:value-type="float" office:value="1.5520000000000001E-2" table:style-name="ce1">
            <text:p>0.01552</text:p>
          </table:table-cell>
          <table:table-cell office:value-type="float" office:value="0.19" table:style-name="ce1">
            <text:p>0.19</text:p>
          </table:table-cell>
          <table:table-cell office:value-type="float" office:value="-0.34399999999999997" table:style-name="ce1">
            <text:p>-0.344</text:p>
          </table:table-cell>
          <table:table-cell office:value-type="float" office:value="1.07" table:style-name="ce1">
            <text:p>1.07</text:p>
          </table:table-cell>
          <table:table-cell office:value-type="float" office:value="0.4" table:style-name="ce1">
            <text:p>0.4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71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1.401" table:style-name="ce1">
            <text:p>-1.401</text:p>
          </table:table-cell>
          <table:table-cell office:value-type="float" office:value="0.52300000000000002" table:style-name="ce1">
            <text:p>0.52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0.187" table:style-name="ce1">
            <text:p>0.187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53900000000000003" table:style-name="ce1">
            <text:p>0.539</text:p>
          </table:table-cell>
          <table:table-cell office:value-type="float" office:value="9.6999999999999989E-2" table:style-name="ce1">
            <text:p>0.09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1640000000000001" table:style-name="ce1">
            <text:p>1.164</text:p>
          </table:table-cell>
          <table:table-cell office:value-type="float" office:value="-0.14800000000000002" table:style-name="ce1">
            <text:p>-0.14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9599999999999997" table:style-name="ce1">
            <text:p>0.596</text:p>
          </table:table-cell>
          <table:table-cell office:value-type="float" office:value="0.12" table:style-name="ce1">
            <text:p>0.12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22" table:style-name="ce1">
            <text:p>0.222</text:p>
          </table:table-cell>
          <table:table-cell office:value-type="float" office:value="4.8000000000000001E-2" table:style-name="ce1">
            <text:p>0.04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51400000000000001" table:style-name="ce1">
            <text:p>0.514</text:p>
          </table:table-cell>
          <table:table-cell office:value-type="float" office:value="4.7E-2" table:style-name="ce1">
            <text:p>0.04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-1.7000000000000001E-2" table:style-name="ce1">
            <text:p>-0.01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2299999999999995" table:style-name="ce1">
            <text:p>0.323</text:p>
          </table:table-cell>
          <table:table-cell office:value-type="float" office:value="6.6000000000000003E-2" table:style-name="ce1">
            <text:p>0.066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Transformer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3616444017120623" table:style-name="ce1">
            <text:p>0.361644402</text:p>
          </table:table-cell>
          <table:table-cell office:value-type="float" office:value="-31.493993584360279" table:style-name="ce1">
            <text:p>-31.49399358</text:p>
          </table:table-cell>
          <table:table-cell office:value-type="float" office:value="0" table:style-name="ce1">
            <text:p>0</text:p>
          </table:table-cell>
          <table:table-cell office:value-type="float" office:value="0.94761904799999996" table:style-name="ce1">
            <text:p>0.94761904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.31721880196101532" table:style-name="ce1">
            <text:p>0.317218802</text:p>
          </table:table-cell>
          <table:table-cell office:value-type="float" office:value="-24.547888362798922" table:style-name="ce1">
            <text:p>-24.54788836</text:p>
          </table:table-cell>
          <table:table-cell office:value-type="float" office:value="0" table:style-name="ce1">
            <text:p>0</text:p>
          </table:table-cell>
          <table:table-cell office:value-type="float" office:value="0.99" table:style-name="ce1">
            <text:p>0.9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.32579409235389672" table:style-name="ce1">
            <text:p>0.325794092</text:p>
          </table:table-cell>
          <table:table-cell office:value-type="float" office:value="-24.507635773987261" table:style-name="ce1">
            <text:p>-24.50763577</text:p>
          </table:table-cell>
          <table:table-cell office:value-type="float" office:value="0" table:style-name="ce1">
            <text:p>0</text:p>
          </table:table-cell>
          <table:table-cell office:value-type="float" office:value="0.99" table:style-name="ce1">
            <text:p>0.9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.31197959398782604" table:style-name="ce1">
            <text:p>0.311979594</text:p>
          </table:table-cell>
          <table:table-cell office:value-type="float" office:value="-14.201122585172328" table:style-name="ce1">
            <text:p>-14.20112259</text:p>
          </table:table-cell>
          <table:table-cell office:value-type="float" office:value="0" table:style-name="ce1">
            <text:p>0</text:p>
          </table:table-cell>
          <table:table-cell office:value-type="float" office:value="1.02826087" table:style-name="ce1">
            <text:p>1.0282608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.33559982498102015" table:style-name="ce1">
            <text:p>0.335599825</text:p>
          </table:table-cell>
          <table:table-cell office:value-type="float" office:value="-14.28176806210581" table:style-name="ce1">
            <text:p>-14.28176806</text:p>
          </table:table-cell>
          <table:table-cell office:value-type="float" office:value="0" table:style-name="ce1">
            <text:p>0</text:p>
          </table:table-cell>
          <table:table-cell office:value-type="float" office:value="1.02826087" table:style-name="ce1">
            <text:p>1.0282608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70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Buses.A16:Buses.I313">
          <table:sort>
            <table:sort-by table:field-number="0"/>
          </table:sort>
        </table:database-range>
        <table:database-range table:target-range-address="Lines.A16:Lines.H379">
          <table:sort>
            <table:sort-by table:field-number="0"/>
          </table:sort>
        </table:database-range>
        <table:database-range table:target-range-address="Gens.A16:Gens.K308">
          <table:sort>
            <table:sort-by table:field-number="0"/>
          </table:sort>
        </table:database-range>
        <table:database-range table:target-range-address="Loads.A15:Loads.C91">
          <table:sort>
            <table:sort-by table:field-number="0"/>
          </table:sort>
        </table:database-range>
        <table:database-range table:target-range-address="Transformers.A16:Transformers.K215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Mohammad Iman ALIZADEH</dc:creator>
    <meta:creation-date>2022-08-23T13:45:08Z</meta:creation-date>
    <dc:date>2022-08-29T04:43:10Z</dc:date>
    <meta:editing-cycles>59</meta:editing-cycles>
  </office:meta>
</office:document-meta>
</file>